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1.997cm" fo:min-width="0cm" fo:padding-top="0.127cm" fo:padding-bottom="0.127cm" fo:padding-left="0.254cm" fo:padding-right="0.254cm" fo:wrap-option="wrap"/>
    </style:style>
    <style:style style:name="pr2" style:family="presentation" style:parent-style-name="預設-subtitle">
      <style:graphic-properties draw:stroke="none" draw:fill="none" draw:fill-color="#ffffff" draw:textarea-horizontal-align="justify" draw:textarea-vertical-align="top" draw:auto-grow-height="true" draw:auto-grow-width="false" fo:min-height="2.723cm" fo:min-width="0cm" fo:padding-top="0.127cm" fo:padding-bottom="0.127cm" fo:padding-left="0.254cm" fo:padding-right="0.254cm" fo:wrap-option="wrap"/>
    </style:style>
    <style:style style:name="pr3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52cm" fo:min-width="0cm" fo:padding-top="0.127cm" fo:padding-bottom="0.127cm" fo:padding-left="0.254cm" fo:padding-right="0.254cm" fo:wrap-option="wrap"/>
    </style:style>
    <style:style style:name="pr5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0.092cm" fo:min-width="0cm" fo:padding-top="0.127cm" fo:padding-bottom="0.127cm" fo:padding-left="0.254cm" fo:padding-right="0.254cm" fo:wrap-option="wrap"/>
    </style:style>
    <style:style style:name="pr6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1.639cm" fo:min-width="0cm" fo:padding-top="0.127cm" fo:padding-bottom="0.127cm" fo:padding-left="0.254cm" fo:padding-right="0.254cm" fo:wrap-option="wrap"/>
    </style:style>
    <style:style style:name="pr7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2.52cm" fo:min-width="0cm" fo:padding-top="0.127cm" fo:padding-bottom="0.127cm" fo:padding-left="0.254cm" fo:padding-right="0.254cm" fo:wrap-option="wrap"/>
    </style:style>
    <style:style style:name="pr8" style:family="presentation" style:parent-style-name="預設-title">
      <style:graphic-properties draw:auto-grow-height="true" fo:min-height="2.775cm"/>
    </style:style>
    <style:style style:name="pr9" style:family="presentation" style:parent-style-name="預設-outline1">
      <style:graphic-properties draw:auto-grow-height="true" fo:min-height="10.347cm"/>
    </style:style>
    <style:style style:name="pr10" style:family="presentation" style:parent-style-name="預設-notes">
      <style:graphic-properties draw:fill-color="#ffffff" draw:auto-grow-height="true" fo:min-height="11.432cm"/>
    </style:style>
    <style:style style:name="pr11" style:family="presentation" style:parent-style-name="預設-title">
      <style:graphic-properties fo:min-height="2.524cm"/>
    </style:style>
    <style:style style:name="pr12" style:family="presentation" style:parent-style-name="預設-outline1">
      <style:graphic-properties fo:min-height="10.096cm"/>
    </style:style>
    <style:style style:name="pr13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2.775cm" fo:min-width="0cm" fo:padding-top="0.127cm" fo:padding-bottom="0.127cm" fo:padding-left="0.254cm" fo:padding-right="0.254cm" fo:wrap-option="wrap"/>
    </style:style>
    <style:style style:name="pr14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0.34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2" style:family="paragraph">
      <style:text-properties style:font-size-asian="12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T1" style:family="text">
      <style:text-properties fo:color="#003366" fo:language="en" fo:country="US" style:language-asian="zh" style:country-asian="TW"/>
    </style:style>
    <style:style style:name="T2" style:family="text">
      <style:text-properties fo:color="#006666" fo:language="en" fo:country="US" fo:font-weight="bold" style:language-asian="zh" style:country-asian="TW" style:font-weight-asian="bold" style:font-weight-complex="bold"/>
    </style:style>
    <style:style style:name="T3" style:family="text">
      <style:text-properties fo:color="#006666" fo:language="en" fo:country="US" style:language-asian="zh" style:country-asian="TW"/>
    </style:style>
    <style:style style:name="T4" style:family="text">
      <style:text-properties fo:font-family="'Times New Roman'" style:font-family-generic="roman" style:font-pitch="variable" fo:font-size="12pt" fo:language="en" fo:country="US" style:font-size-asian="12pt" style:language-asian="zh" style:country-asian="TW" style:font-size-complex="12pt"/>
    </style:style>
    <style:style style:name="T5" style:family="text">
      <style:text-properties fo:language="en" fo:country="US" style:language-asian="zh" style:country-asian="TW"/>
    </style:style>
    <style:style style:name="T6" style:family="text">
      <style:text-properties fo:font-family="'Arial Black'" style:font-family-generic="swiss" style:font-pitch="variable" fo:language="en" fo:country="US" style:language-asian="zh" style:country-asian="TW"/>
    </style:style>
    <style:style style:name="T7" style:family="text">
      <style:text-properties fo:font-size="24pt" fo:language="en" fo:country="US" style:font-size-asian="24pt" style:language-asian="zh" style:country-asian="TW" style:font-size-complex="24pt"/>
    </style:style>
    <style:style style:name="T8" style:family="text">
      <style:text-properties fo:color="#003366" fo:font-size="20pt" fo:language="en" fo:country="US" style:font-size-asian="20pt" style:language-asian="zh" style:country-asian="TW" style:font-size-complex="20pt"/>
    </style:style>
    <style:style style:name="T9" style:family="text">
      <style:text-properties fo:language="en" fo:country="US" fo:font-style="italic" fo:font-weight="bold" style:language-asian="zh" style:country-asian="TW" style:font-style-asian="italic" style:font-weight-asian="bold" style:font-style-complex="italic" style:font-weight-complex="bold"/>
    </style:style>
    <style:style style:name="T10" style:family="text">
      <style:text-properties fo:font-size="20pt" fo:language="en" fo:country="US" style:font-size-asian="20pt" style:language-asian="zh" style:country-asian="TW" style:font-size-complex="20pt"/>
    </style:style>
    <style:style style:name="T11" style:family="text">
      <style:text-properties fo:font-size="28pt" fo:language="en" fo:country="US" style:font-size-asian="28pt" style:language-asian="zh" style:country-asian="TW" style:font-size-complex="28pt"/>
    </style:style>
    <style:style style:name="T12" style:family="text">
      <style:text-properties fo:font-size="24pt" fo:language="en" fo:country="US" fo:font-weight="normal" style:font-size-asian="24pt" style:language-asian="zh" style:country-asian="TW" style:font-weight-asian="normal" style:font-size-complex="24pt" style:font-weight-complex="normal"/>
    </style:style>
    <style:style style:name="T13" style:family="text">
      <style:text-properties fo:language="en" fo:country="US" fo:font-weight="bold" style:language-asian="zh" style:country-asian="TW" style:font-weight-asian="bold" style:font-weight-complex="bold"/>
    </style:style>
    <style:style style:name="T14" style:family="text">
      <style:text-properties fo:font-size="32pt" fo:language="en" fo:country="US" style:font-size-asian="32pt" style:language-asian="zh" style:country-asian="TW" style:font-size-complex="32pt"/>
    </style:style>
    <style:style style:name="T15" style:family="text">
      <style:text-properties fo:font-size="32pt" fo:language="en" fo:country="US" fo:font-weight="normal" style:font-size-asian="32pt" style:language-asian="zh" style:country-asian="TW" style:font-weight-asian="normal" style:font-size-complex="32pt" style:font-weight-complex="normal"/>
    </style:style>
    <style:style style:name="T16" style:family="text">
      <style:text-properties fo:font-size="20pt" fo:language="en" fo:country="US" fo:font-weight="bold" style:font-size-asian="20pt" style:language-asian="zh" style:country-asian="TW" style:font-weight-asian="bold" style:font-size-complex="20pt" style:font-weight-complex="bold"/>
    </style:style>
    <style:style style:name="T17" style:family="text">
      <style:text-properties fo:language="en" fo:country="US" fo:font-weight="normal" style:language-asian="zh" style:country-asian="TW" style:font-weight-asian="normal" style:font-weight-complex="normal"/>
    </style:style>
    <style:style style:name="T18" style:family="text">
      <style:text-properties fo:font-size="24pt" fo:language="en" fo:country="US" fo:font-weight="bold" style:font-size-asian="24pt" style:language-asian="zh" style:country-asian="TW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6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7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L8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use-date-time-name="dtd1">
        <draw:frame presentation:style-name="pr1" draw:text-style-name="P2" draw:layer="layout" svg:width="18.063cm" svg:height="2.251cm" svg:x="4.673cm" svg:y="2.684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家庭照顧者的需要與協助</text:span></text:p>
              </text:list-header>
            </text:list>
          </draw:text-box>
        </draw:frame>
        <draw:frame presentation:style-name="pr2" draw:text-style-name="P2" draw:layer="layout" svg:width="8.718cm" svg:height="4.302cm" svg:x="13.101cm" svg:y="12.925cm">
          <draw:text-box>
            <text:list text:style-name="L2">
              <text:list-header>
                <text:p text:style-name="P3"><text:span text:style-name="T2">講師：張簡稜剛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5">課程目的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由於照顧服務員執行業務時，一定會面對案主</text:span><text:span text:style-name="T5">(</text:span><text:span text:style-name="T5">失能者</text:span><text:span text:style-name="T5">)</text:span><text:span text:style-name="T5">與其主要照顧者</text:span><text:span text:style-name="T5">(</text:span><text:span text:style-name="T5">通常為家屬</text:span><text:span text:style-name="T5">)</text:span><text:span text:style-name="T5">，所以本課程會介紹失能者，與主要照顧者會面對的問題，並說明如何支持他們的方法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" presentation:use-date-time-name="dtd1">
        <draw:frame presentation:style-name="pr6" draw:text-style-name="P2" draw:layer="layout" svg:width="8.109cm" svg:height="1.893cm" svg:x="2.253cm" svg:y="3.263cm" presentation:class="title" presentation:user-transformed="true">
          <draw:text-box>
            <text:list text:style-name="L4">
              <text:list-header>
                <text:p text:style-name="P7"><text:span text:style-name="T6">內容大綱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8"><text:span text:style-name="T6">失能者的問題</text:span></text:p>
              </text:list-item>
              <text:list-item>
                <text:p text:style-name="P8"><text:span text:style-name="T6">家庭照護者壓力源</text:span></text:p>
              </text:list-item>
              <text:list-item>
                <text:p text:style-name="P6"><text:span text:style-name="T5">協助家庭照顧者因應壓力的方法</text:span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者的定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量測患者失能程度的指標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日常生活活動</text:span><text:span text:style-name="T5">(ADLs)</text:span></text:p>
                    <text:list>
                      <text:list-item>
                        <text:p text:style-name="P10"><text:span text:style-name="T5">進食</text:span><text:span text:style-name="T5">(</text:span><text:span text:style-name="T5">用餐、吃飯</text:span><text:span text:style-name="T5">)</text:span><text:span text:style-name="T5">、穿衣、沐浴</text:span><text:span text:style-name="T5">(</text:span><text:span text:style-name="T5">洗、擦澡</text:span><text:span text:style-name="T5">)</text:span><text:span text:style-name="T5">、如廁</text:span><text:span text:style-name="T5">(</text:span><text:span text:style-name="T5">大、小便</text:span><text:span text:style-name="T5">)</text:span><text:span text:style-name="T5">、移位</text:span><text:span text:style-name="T5">(</text:span><text:span text:style-name="T5">上、下床；上、下椅子</text:span><text:span text:style-name="T5">)</text:span><text:span text:style-name="T5">、室內走動、整理儀容</text:span></text:p>
                      </text:list-item>
                    </text:list>
                  </text:list-item>
                  <text:list-item>
                    <text:p text:style-name="P9"><text:span text:style-name="T5">輔助性日常生活活動</text:span><text:span text:style-name="T5">(IADLs)</text:span></text:p>
                    <text:list>
                      <text:list-item>
                        <text:p text:style-name="P10"><text:span text:style-name="T5">備餐</text:span><text:span text:style-name="T5">(</text:span><text:span text:style-name="T5">煮飯</text:span><text:span text:style-name="T5">)</text:span><text:span text:style-name="T5">、洗衣服理財</text:span><text:span text:style-name="T5">(</text:span><text:span text:style-name="T5">付帳、算錢、找錢</text:span><text:span text:style-name="T5">)</text:span><text:span text:style-name="T5">、吃藥、打電話、操作輕鬆家事 外出購物</text:span><text:span text:style-name="T5">(</text:span><text:span text:style-name="T5">買日常用品</text:span><text:span text:style-name="T5">)</text:span><text:span text:style-name="T5">、搭乘公共交通工具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文字方塊 3" draw:style-name="gr3" draw:text-style-name="P2" draw:layer="layout" svg:width="16.22cm" svg:height="1.023cm" svg:x="2.488cm" svg:y="17.264cm">
          <text:list text:style-name="L7">
            <text:list-header>
              <text:p text:style-name="P5"><text:span text:style-name="T5">ADLs : Activities of daily living. IADLs : Instrument AD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者的定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9"><text:span text:style-name="T7">失能者至少有一項日常生活活動，或輔助性日常生活活動功能障礙</text:span></text:p>
              </text:list-item>
              <text:list-item>
                <text:p text:style-name="P9"><text:span text:style-name="T7">常用的失能程度量表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<text:a xlink:href="http://son.uth.tmc.edu/coa/FDGN_1/RESOURCES/ADLandIADL.pdf">Katz ADL scale</text:a></text:span></text:p>
                  </text:list-item>
                  <text:list-item>
                    <text:p text:style-name="P10"><text:span text:style-name="T8"><text:a xlink:href="http://www.abramsoncenter.org/PRI/documents/IADL.pdf">Lawton IADL scale</text:a>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7"/></text:p>
                <text:p text:style-name="P9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老人的照顧者</text:span></text:p>
              </text:list-header>
            </text:list>
          </draw:text-box>
        </draw:frame>
        <draw:frame presentation:style-name="pr5" draw:text-style-name="P2" draw:layer="layout" svg:width="21.37cm" svg:height="12.27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配偶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男性（配偶）</text:span></text:p>
                  </text:list-item>
                  <text:list-item>
                    <text:p text:style-name="P9"><text:span text:style-name="T5">女性（媳婦，兒子多於配偶）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女兒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在美國，照顧多於媳婦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媳婦</text:span></text:p>
              </text:list-item>
              <text:list-item>
                <text:p text:style-name="P6"><text:span text:style-name="T5">兒子</text:span></text:p>
              </text:list-item>
              <text:list-item>
                <text:p text:style-name="P6"><text:span text:style-name="T5">其他親人</text:span></text:p>
              </text:list-item>
              <text:list-item>
                <text:p text:style-name="P6"><text:span text:style-name="T5">非親人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5">台灣家庭照顧者之特性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女性（</text:span><text:span text:style-name="T5">70-80%</text:span><text:span text:style-name="T5">） </text:span></text:p>
              </text:list-item>
              <text:list-item>
                <text:p text:style-name="P6"><text:span text:style-name="T5">教育程度較低 </text:span></text:p>
              </text:list-item>
              <text:list-item>
                <text:p text:style-name="P6"><text:span text:style-name="T5">為老年配偶或為媳婦、女兒</text:span><text:span text:style-name="T5">(</text:span><text:span text:style-name="T5">常有多重角色</text:span><text:span text:style-name="T5">) </text:span></text:p>
              </text:list-item>
              <text:list-item>
                <text:p text:style-name="P6"><text:span text:style-name="T5">自身罹患慢性病 </text:span></text:p>
              </text:list-item>
            </text:list>
            <text:list text:style-name="L8">
              <text:list-header>
                <text:p text:style-name="P11"><text:span text:style-name="T9">照顧是一個年復一年、日復一日，全天二十四小時不眠不休的工作，</text:span></text:p>
                <text:p text:style-name="P11"><text:span text:style-name="T9">默默承受這些喘不過氣來的壓力…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預設" presentation:presentation-page-layout-name="AL1T1" presentation:use-date-time-name="dtd1">
        <draw:frame presentation:style-name="pr8" draw:layer="layout" svg:width="21.611cm" svg:height="3.035cm" svg:x="2.317cm" svg:y="2.055cm" presentation:class="title">
          <draw:text-box>
            <text:p>壓力源</text:p>
          </draw:text-box>
        </draw:frame>
        <draw:frame presentation:style-name="pr9" draw:layer="layout" svg:width="21.37cm" svg:height="10.607cm" svg:x="2.328cm" svg:y="6.561cm" presentation:class="outline">
          <draw:text-box>
            <text:list text:style-name="L5">
              <text:list-item>
                <text:p>壓力源即令我們產生壓力的事物和處境</text:p>
              </text:list-item>
              <text:list-item>
                <text:p>事物</text:p>
                <text:list>
                  <text:list-item>
                    <text:p>親人生病</text:p>
                  </text:list-item>
                </text:list>
              </text:list-item>
              <text:list-item>
                <text:p>處境</text:p>
                <text:list>
                  <text:list-item>
                    <text:p>失業</text:p>
                  </text:list-item>
                  <text:list-item>
                    <text:p>房租繳不出來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8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 presentation:use-date-time-name="dtd1">
        <draw:frame presentation:style-name="pr8" draw:layer="layout" svg:width="21.611cm" svg:height="3.035cm" svg:x="2.317cm" svg:y="2.055cm" presentation:class="title">
          <draw:text-box>
            <text:list text:style-name="L4">
              <text:list-item>
                <text:p>壓力感</text:p>
              </text:list-item>
            </text:list>
          </draw:text-box>
        </draw:frame>
        <draw:frame presentation:style-name="pr9" draw:layer="layout" svg:width="21.37cm" svg:height="10.607cm" svg:x="2.328cm" svg:y="6.561cm" presentation:class="outline">
          <draw:text-box>
            <text:list text:style-name="L5">
              <text:list-item>
                <text:p>壓力感的大小取決於個人對壓力源的重視程度，對有關事物和處境的管理控制能力，以及對自己的期望</text:p>
                <text:list>
                  <text:list-item>
                    <text:p><text:span text:style-name="T5">照顧者與受照顧者的情感關係越強烈、照顧時間越長，則照顧者的負荷越大。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9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家庭照顧者的壓力源</text:span><text:span text:style-name="T5">-</text:span><text:span text:style-name="T5">社會面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社會面</text:span></text:p>
                <text:list>
                  <text:list-item>
                    <text:p><text:span text:style-name="T5">社交受限</text:span></text:p>
                  </text:list-item>
                  <text:list-item>
                    <text:p><text:span text:style-name="T5">家庭衝突</text:span></text:p>
                    <text:list>
                      <text:list-item>
                        <text:p><text:span text:style-name="T5">無法指望每個家人都能扮演好自己的角色</text:span></text:p>
                      </text:list-item>
                      <text:list-item>
                        <text:p><text:span text:style-name="T5">照顧責任承擔</text:span></text:p>
                      </text:list-item>
                      <text:list-item>
                        <text:p><text:span text:style-name="T5">婚姻危機</text:span></text:p>
                      </text:list-item>
                    </text:list>
                  </text:list-item>
                </text:list>
              </text:list-item>
              <text:list-item>
                <text:p><text:span text:style-name="T5">經濟面</text:span></text:p>
              </text:list-item>
              <text:list-item>
                <text:p><text:span text:style-name="T5">身心面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0" presentation:class="page"/>
          <draw:frame presentation:style-name="pr10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家庭照顧者的壓力源</text:span><text:span text:style-name="T5">-</text:span><text:span text:style-name="T5">經濟面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社會面</text:span></text:p>
              </text:list-item>
              <text:list-item>
                <text:p><text:span text:style-name="T5">經濟面</text:span></text:p>
                <text:list>
                  <text:list-item>
                    <text:p><text:span text:style-name="T7">龐大的醫療支出</text:span></text:p>
                  </text:list-item>
                  <text:list-item>
                    <text:p><text:span text:style-name="T7">工作與照顧角色衝突</text:span></text:p>
                    <text:list>
                      <text:list-item>
                        <text:p><text:span text:style-name="T10">辭職</text:span></text:p>
                      </text:list-item>
                      <text:list-item>
                        <text:p><text:span text:style-name="T10">失業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身心面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1" presentation:class="page"/>
          <draw:frame presentation:style-name="pr10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家庭照顧者的壓力源</text:span><text:span text:style-name="T5">-</text:span><text:span text:style-name="T5">身心面</text:span></text:p>
              </text:list-header>
            </text:list>
          </draw:text-box>
        </draw:frame>
        <draw:frame presentation:style-name="pr12" draw:layer="layout" svg:width="21.37cm" svg:height="11.058cm" svg:x="2.328cm" svg:y="6.561cm" presentation:class="outline" presentation:user-transformed="true">
          <draw:text-box>
            <text:list text:style-name="L5">
              <text:list-item>
                <text:p><text:span text:style-name="T5">社會面</text:span></text:p>
              </text:list-item>
              <text:list-item>
                <text:p><text:span text:style-name="T5">經濟面</text:span></text:p>
              </text:list-item>
              <text:list-item>
                <text:p><text:span text:style-name="T5">身心面</text:span></text:p>
                <text:list>
                  <text:list-item>
                    <text:p><text:span text:style-name="T5">壓力反應造成身心健康變差</text:span></text:p>
                    <text:list>
                      <text:list-item>
                        <text:p><text:span text:style-name="T5">焦慮反應</text:span></text:p>
                      </text:list-item>
                      <text:list-item>
                        <text:p><text:span text:style-name="T5">慢性病</text:span></text:p>
                      </text:list-item>
                    </text:list>
                  </text:list-item>
                  <text:list-item>
                    <text:p><text:span text:style-name="T5">缺乏個人休閒及隱私時間</text:span></text:p>
                    <text:list>
                      <text:list-item>
                        <text:p><text:span text:style-name="T5">缺乏舒解壓力管道</text:span></text:p>
                      </text:list-item>
                    </text:list>
                  </text:list-item>
                  <text:list-item>
                    <text:p><text:span text:style-name="T7">無法計畫未來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2" presentation:class="page"/>
          <draw:frame presentation:style-name="pr10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 presentation:use-date-time-name="dtd1">
        <draw:frame presentation:style-name="pr13" draw:text-style-name="P13" draw:layer="layout" svg:width="21.611cm" svg:height="3.029cm" svg:x="2.317cm" svg:y="2.189cm" presentation:class="title">
          <draw:text-box>
            <text:list text:style-name="L4">
              <text:list-header>
                <text:p text:style-name="P5"><text:span text:style-name="T5">照顧者的壓力反應</text:span><text:span text:style-name="T5">-</text:span><text:span text:style-name="T5">生理症狀</text:span></text:p>
              </text:list-header>
            </text:list>
          </draw:text-box>
        </draw:frame>
        <draw:frame presentation:style-name="pr14" draw:text-style-name="P14" draw:layer="layout" svg:width="21.37cm" svg:height="11.25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55%</text:span><text:span text:style-name="T5">自覺健康變差</text:span><text:span text:style-name="T5">(1991</text:span><text:span text:style-name="T5">台灣</text:span><text:span text:style-name="T5">,</text:span><text:span text:style-name="T5">老人照顧者</text:span><text:span text:style-name="T5">)</text:span></text:p>
                <text:list>
                  <text:list-item>
                    <text:p><text:span text:style-name="T5">失眠</text:span></text:p>
                  </text:list-item>
                  <text:list-item>
                    <text:p><text:span text:style-name="T5">眩暈</text:span></text:p>
                  </text:list-item>
                  <text:list-item>
                    <text:p><text:span text:style-name="T5">頭痛</text:span></text:p>
                  </text:list-item>
                  <text:list-item>
                    <text:p><text:span text:style-name="T5">背痛</text:span></text:p>
                  </text:list-item>
                  <text:list-item>
                    <text:p><text:span text:style-name="T5">腸胃不適</text:span></text:p>
                  </text:list-item>
                  <text:list-item>
                    <text:p><text:span text:style-name="T5">心悸</text:span></text:p>
                  </text:list-item>
                  <text:list-item>
                    <text:p><text:span text:style-name="T5">呼吸急促</text:span></text:p>
                  </text:list-item>
                  <text:list-item>
                    <text:p><text:span text:style-name="T5">比以往容易生病</text:span><text:span text:style-name="T5">(</text:span><text:span text:style-name="T5">感冒不會好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照顧者的壓力反應</text:span><text:span text:style-name="T5">-</text:span><text:span text:style-name="T5">負面情緒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焦慮：</text:span></text:p>
                <text:list>
                  <text:list-item>
                    <text:p><text:span text:style-name="T5">緊張焦慮隨著病人病情之變化而起伏。擔憂自己若是生病那麼病人怎麼辦？</text:span></text:p>
                  </text:list-item>
                  <text:list-item>
                    <text:p><text:span text:style-name="T5">43.1%</text:span><text:span text:style-name="T5">覺得身心負擔非常嚴重；</text:span><text:span text:style-name="T5">43.3%</text:span><text:span text:style-name="T5">覺得有點重</text:span><text:span text:style-name="T5">(2000</text:span><text:span text:style-name="T5">台灣</text:span><text:span text:style-name="T5">,</text:span><text:span text:style-name="T5">身心障礙照顧者</text:span><text:span text:style-name="T5">)</text:span></text:p>
                  </text:list-item>
                </text:list>
              </text:list-item>
              <text:list-item>
                <text:p><text:span text:style-name="T5">罪惡感：</text:span></text:p>
                <text:list>
                  <text:list-item>
                    <text:p><text:span text:style-name="T5">自己哪裡做錯了？哪裡做得不夠？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4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照顧者壓力反應</text:span><text:span text:style-name="T5">-</text:span><text:span text:style-name="T5">負面情緒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憤怒：</text:span></text:p>
                <text:list>
                  <text:list-item>
                    <text:p><text:span text:style-name="T5">為什麼病都不會好？為什麼病人都不配合治療？為什麼都是我在照顧？為什麼親友不支持我？為什麼上帝</text:span><text:span text:style-name="T5">(</text:span><text:span text:style-name="T5">老天爺、佛祖</text:span><text:span text:style-name="T5">)</text:span><text:span text:style-name="T5">不幫忙？為什麼？為什麼？</text:span></text:p>
                  </text:list-item>
                </text:list>
              </text:list-item>
              <text:list-item>
                <text:p><text:span text:style-name="T5">失落與哀傷：</text:span></text:p>
                <text:list>
                  <text:list-item>
                    <text:p><text:span text:style-name="T5">意識到病人再也不會恢復到原有之功能。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5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壓力反應</text:span><text:span text:style-name="T5">-</text:span><text:span text:style-name="T5">認知能力退化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認知能力退化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2">注意力降低</text:span></text:p>
                  </text:list-item>
                  <text:list-item>
                    <text:p text:style-name="P9"><text:span text:style-name="T12">記憶力降低</text:span></text:p>
                  </text:list-item>
                  <text:list-item>
                    <text:p text:style-name="P9"><text:span text:style-name="T12">創造力降低</text:span></text:p>
                  </text:list-item>
                  <text:list-item>
                    <text:p text:style-name="P9"><text:span text:style-name="T12">決策能力降低</text:span></text:p>
                  </text:list-item>
                  <text:list-item>
                    <text:p text:style-name="P9"><text:span text:style-name="T12">思考窄化</text:span></text:p>
                  </text:list-item>
                </text:list>
              </text:list-item>
            </text:list>
            <text:list text:style-name="L8">
              <text:list-header>
                <text:p text:style-name="P11"><text:span text:style-name="T13"/></text:p>
              </text:list-header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0"><text:span text:style-name="T1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協助</text:span><text:span text:style-name="T15">家庭</text:span><text:span text:style-name="T14">主要</text:span><text:span text:style-name="T15">照顧者</text:span><text:span text:style-name="T14">因應壓力的方法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協助抒解壓力 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做好本份內的工作</text:span></text:p>
                  </text:list-item>
                  <text:list-item>
                    <text:p text:style-name="P9"><text:span text:style-name="T5">協助找到抒解壓力的活動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協助問題的解決 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協助辨認</text:span><text:span text:style-name="T13">照顧</text:span><text:span text:style-name="T5">上碰到的問題</text:span></text:p>
                  </text:list-item>
                  <text:list-item>
                    <text:p text:style-name="P9"><text:span text:style-name="T5">協助找尋解決問題的方法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4">協助</text:span><text:span text:style-name="T15">家庭</text:span><text:span text:style-name="T14">主要</text:span><text:span text:style-name="T15">照顧者</text:span><text:span text:style-name="T14">因應壓力的方法</text:span><text:span text:style-name="T14">(2)</text:span></text:p>
              </text:list-header>
            </text:list>
          </draw:text-box>
        </draw:frame>
        <draw:frame presentation:style-name="pr5" draw:text-style-name="P2" draw:layer="layout" svg:width="21.37cm" svg:height="10.674cm" svg:x="2.328cm" svg:y="6.561cm" presentation:class="outline" presentation:user-transformed="true">
          <draw:text-box>
            <text:list text:style-name="L5">
              <text:list-item>
                <text:p text:style-name="P15"><text:span text:style-name="T5">提供專業知識的指導照顧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疾病的診斷、病因、治療內容、預後、壓力對疾病所扮演的角色</text:span></text:p>
                  </text:list-item>
                  <text:list-item>
                    <text:p text:style-name="P16"><text:span text:style-name="T5">疾病再發的徵兆</text:span></text:p>
                  </text:list-item>
                  <text:list-item>
                    <text:p text:style-name="P16"><text:span text:style-name="T5">預後</text:span></text:p>
                    <text:list>
                      <text:list-item>
                        <text:p text:style-name="P17"><text:span text:style-name="T5">病人的病前人格</text:span></text:p>
                      </text:list-item>
                      <text:list-item>
                        <text:p text:style-name="P17"><text:span text:style-name="T5">對藥物的反應</text:span></text:p>
                      </text:list-item>
                      <text:list-item>
                        <text:p text:style-name="P17"><text:span text:style-name="T5">對疾病領悟與接受的程度</text:span></text:p>
                      </text:list-item>
                      <text:list-item>
                        <text:p text:style-name="P17"><text:span text:style-name="T5">是否有長期支持的環境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15"><text:span text:style-name="T5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8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協助</text:span><text:span text:style-name="T15">家庭</text:span><text:span text:style-name="T14">主要</text:span><text:span text:style-name="T15">照顧者</text:span><text:span text:style-name="T14">因應壓力的方法</text:span><text:span text:style-name="T14">(3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6"><text:span text:style-name="T7">提供情緒上的支持 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肯定和稱讚</text:span></text:p>
                  </text:list-item>
                  <text:list-item>
                    <text:p text:style-name="P17"><text:span text:style-name="T10">確認</text:span><text:span text:style-name="T16">照顧者</text:span><text:span text:style-name="T10">的經驗</text:span></text:p>
                  </text:list-item>
                  <text:list-item>
                    <text:p text:style-name="P17"><text:span text:style-name="T10">對未來的希望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7">提供所需的資訊 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瞭解</text:span><text:span text:style-name="T16">照顧者</text:span><text:span text:style-name="T10">所需的資訊</text:span></text:p>
                  </text:list-item>
                  <text:list-item>
                    <text:p text:style-name="P17"><text:span text:style-name="T10">資源介紹和向督導回報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7">提供社會資源：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日間照護、送餐服務、居家勞務協助、喘息照顧服務</text:span></text:p>
                  </text:list-item>
                </text:list>
              </text:list-item>
            </text:list>
            <text:list text:style-name="L5">
              <text:list-header>
                <text:p text:style-name="P17"><text:span text:style-name="T10"/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9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4">協助</text:span><text:span text:style-name="T15">家庭</text:span><text:span text:style-name="T14">主要</text:span><text:span text:style-name="T15">照顧者</text:span><text:span text:style-name="T14">因應壓力的方法</text:span><text:span text:style-name="T14">(4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協助家屬自助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慢性疾病的哀悼</text:span></text:p>
                    <text:list>
                      <text:list-item>
                        <text:p text:style-name="P10"><text:span text:style-name="T5">哀悼的過程包括了接受疾病的狀態是長久的這個觀點。</text:span></text:p>
                      </text:list-item>
                      <text:list-item>
                        <text:p text:style-name="P10"><text:span text:style-name="T5">病人因病能力受損</text:span><text:span text:style-name="T5">(</text:span><text:span text:style-name="T5">工作、學業…</text:span><text:span text:style-name="T5">)</text:span><text:span text:style-name="T5">，無法結婚、無法獨立生活、無法養家… </text:span></text:p>
                      </text:list-item>
                    </text:list>
                  </text:list-item>
                  <text:list-item>
                    <text:p text:style-name="P9"><text:span text:style-name="T5">選擇一個屬於自己的生活</text:span></text:p>
                  </text:list-item>
                  <text:list-item>
                    <text:p text:style-name="P9"><text:span text:style-name="T5">減少家人間的衝突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20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4">協助</text:span><text:span text:style-name="T15">家庭</text:span><text:span text:style-name="T14">主要</text:span><text:span text:style-name="T15">照顧者</text:span><text:span text:style-name="T14">因應壓力的方法</text:span><text:span text:style-name="T14">(5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讓家屬成為倡導者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發展專業知識</text:span></text:p>
                  </text:list-item>
                  <text:list-item>
                    <text:p text:style-name="P9"><text:span text:style-name="T5">和專業人員合作</text:span></text:p>
                  </text:list-item>
                  <text:list-item>
                    <text:p text:style-name="P9"><text:span text:style-name="T5">和機構協商</text:span></text:p>
                  </text:list-item>
                  <text:list-item>
                    <text:p text:style-name="P9"><text:span text:style-name="T5">成為社區、法案、政策的倡導者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2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7">照顧者</text:span><text:span text:style-name="T5">的十大權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1.</text:span><text:span text:style-name="T5">我有權利</text:span><text:span text:style-name="T13">照顧</text:span><text:span text:style-name="T5">自己。</text:span></text:p>
              </text:list-item>
              <text:list-item>
                <text:p text:style-name="P6"><text:span text:style-name="T5">2.</text:span><text:span text:style-name="T5">我有權利尋求別人的幫助。</text:span></text:p>
              </text:list-item>
              <text:list-item>
                <text:p text:style-name="P6"><text:span text:style-name="T5">3.</text:span><text:span text:style-name="T5">我有權利維持我的個人生活。</text:span></text:p>
              </text:list-item>
              <text:list-item>
                <text:p text:style-name="P6"><text:span text:style-name="T5">4.</text:span><text:span text:style-name="T5">我有權利在合理的範圍內做一些「只為我自己」的事。</text:span></text:p>
              </text:list-item>
              <text:list-item>
                <text:p text:style-name="P6"><text:span text:style-name="T5">5.</text:span><text:span text:style-name="T5">我有權利偶爾表達情緒。</text:span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7">照顧者</text:span><text:span text:style-name="T5">的十大權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6"><text:span text:style-name="T7">6.</text:span><text:span text:style-name="T7">我有權利拒絕其他親人有意無意經由罪惡感、生氣、憂鬱來操縱我。</text:span></text:p>
              </text:list-item>
              <text:list-item>
                <text:p text:style-name="P16"><text:span text:style-name="T7">7.</text:span><text:span text:style-name="T7">我有權利接受他人的體恤、情感、諒解以及接納我對被</text:span><text:span text:style-name="T18">照顧</text:span><text:span text:style-name="T7">的親人所做的事。</text:span></text:p>
              </text:list-item>
              <text:list-item>
                <text:p text:style-name="P16"><text:span text:style-name="T7">8.</text:span><text:span text:style-name="T7">我有權利對我所完成的事感到自豪、為我的勇氣鼓掌。</text:span></text:p>
              </text:list-item>
              <text:list-item>
                <text:p text:style-name="P16"><text:span text:style-name="T7">9.</text:span><text:span text:style-name="T7">我有權利保護我的獨立個體性，保護追求個人生活的權利。</text:span></text:p>
              </text:list-item>
              <text:list-item>
                <text:p text:style-name="P16"><text:span text:style-name="T7">10.</text:span><text:span text:style-name="T7">我有權利期待並要求國家對「被</text:span><text:span text:style-name="T18">照顧者</text:span><text:span text:style-name="T7">」及「</text:span><text:span text:style-name="T18">照顧者</text:span><text:span text:style-name="T7">」有進一步的協助。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7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661cm" svg:x="2.328cm" svg:y="6.561cm" presentation:class="outline" presentation:user-transformed="true">
          <draw:text-box>
            <text:list text:style-name="L5">
              <text:list-item>
                <text:p text:style-name="P16"><text:span text:style-name="T18">1.</text:span><text:span text:style-name="T18">我健康，患者才健康！</text:span></text:p>
              </text:list-item>
              <text:list-item>
                <text:p text:style-name="P16"><text:span text:style-name="T7">× </text:span><text:span text:style-name="T7">常見的迷思：只要患者好就好，我沒關係！</text:span></text:p>
              </text:list-item>
              <text:list-item>
                <text:p text:style-name="P16"><text:span text:style-name="T7">○</text:span><text:span text:style-name="T7">合理的想法：唯有我健康快樂，才會有健康快樂的患者！</text:span></text:p>
              </text:list-item>
              <text:list-item>
                <text:p text:style-name="P16"><text:span text:style-name="T18">2.</text:span><text:span text:style-name="T18">有足夠休息，才能照顧好患者！</text:span></text:p>
              </text:list-item>
              <text:list-item>
                <text:p text:style-name="P16"><text:span text:style-name="T7">× </text:span><text:span text:style-name="T7">常見的迷思：我要用生命中的每一分、每一秒來</text:span><text:span text:style-name="T18">照顧</text:span><text:span text:style-name="T7">患者，直到他痊癒為止！</text:span></text:p>
              </text:list-item>
              <text:list-item>
                <text:p text:style-name="P16"><text:span text:style-name="T18">○</text:span><text:span text:style-name="T7">合理的想法：唯有適當地讓自己喘息，才能有更好的照護品質！</text:span></text:p>
                <text:p text:style-name="P16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7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9"><text:span text:style-name="T18">3.</text:span><text:span text:style-name="T18">一定有人可以協助我！</text:span></text:p>
              </text:list-item>
              <text:list-item>
                <text:p text:style-name="P9"><text:span text:style-name="T7">× </text:span><text:span text:style-name="T7">常見的迷思：除了我，沒有人能搞定他！</text:span></text:p>
              </text:list-item>
              <text:list-item>
                <text:p text:style-name="P9"><text:span text:style-name="T7">○</text:span><text:span text:style-name="T7">合理的想法：一定有更專業、更有經驗的人，可以協助我</text:span><text:span text:style-name="T18">照顧</text:span><text:span text:style-name="T7">失能、失智親人！</text:span></text:p>
              </text:list-item>
              <text:list-item>
                <text:p text:style-name="P9"><text:span text:style-name="T18">4.</text:span><text:span text:style-name="T18">支援愈多，愈能事半功倍！</text:span></text:p>
              </text:list-item>
              <text:list-item>
                <text:p text:style-name="P9"><text:span text:style-name="T7">× </text:span><text:span text:style-name="T7">常見的迷思：我一個人承擔就好，我還撐得下去！</text:span></text:p>
              </text:list-item>
              <text:list-item>
                <text:p text:style-name="P9"><text:span text:style-name="T7">○</text:span><text:span text:style-name="T7">合理的想法：如果有更多人的協助，照護工作可以做得更好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7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7"><text:span text:style-name="T16">5.</text:span><text:span text:style-name="T16">情緒應疏通，不應阻塞！</text:span></text:p>
              </text:list-item>
              <text:list-item>
                <text:p text:style-name="P17"><text:span text:style-name="T10">× </text:span><text:span text:style-name="T10">常見的迷思：為了</text:span><text:span text:style-name="T16">照顧</text:span><text:span text:style-name="T10">好患者，我不該抱怨、生氣，也沒有時間沮喪！</text:span></text:p>
              </text:list-item>
              <text:list-item>
                <text:p text:style-name="P17"><text:span text:style-name="T10">○</text:span><text:span text:style-name="T10">合理的想法：我該誠實面對自己的情緒，並給情緒一個出口！</text:span></text:p>
              </text:list-item>
              <text:list-item>
                <text:p text:style-name="P17"><text:span text:style-name="T16">6.</text:span><text:span text:style-name="T16">我做的是很有價值的事！</text:span></text:p>
              </text:list-item>
              <text:list-item>
                <text:p text:style-name="P17"><text:span text:style-name="T10">× </text:span><text:span text:style-name="T10">常見的迷思：我每天</text:span><text:span text:style-name="T16">照顧</text:span><text:span text:style-name="T10">一個永不會復原的患者，對社會沒有貢獻，沒賺錢又沒社會地位，變成一個沒用的人！</text:span></text:p>
              </text:list-item>
              <text:list-item>
                <text:p text:style-name="P17"><text:span text:style-name="T10">○</text:span><text:span text:style-name="T10">合理的想法：</text:span><text:span text:style-name="T16">照顧</text:span><text:span text:style-name="T10">生病的家人對整個</text:span><text:span text:style-name="T16">家庭</text:span><text:span text:style-name="T10">、對社會都有重要的貢獻。我是一個有價值、值得尊敬的人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7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2.288cm" svg:x="2.328cm" svg:y="6.561cm" presentation:class="outline" presentation:user-transformed="true">
          <draw:text-box>
            <text:list text:style-name="L5">
              <text:list-item>
                <text:p text:style-name="P18"><text:span text:style-name="T18">7.</text:span><text:span text:style-name="T18">肯定並獎賞自己！</text:span></text:p>
              </text:list-item>
              <text:list-item>
                <text:p text:style-name="P18"><text:span text:style-name="T7">× </text:span><text:span text:style-name="T7">常見的迷思：</text:span><text:span text:style-name="T18">照顧</text:span><text:span text:style-name="T7">家人是天經地義的，沒什麼好鼓勵的。</text:span></text:p>
              </text:list-item>
              <text:list-item>
                <text:p text:style-name="P18"><text:span text:style-name="T7">○</text:span><text:span text:style-name="T7">合理的想法：我做的事情很重要，值得鼓勵與肯定！ </text:span></text:p>
              </text:list-item>
              <text:list-item>
                <text:p text:style-name="P18"><text:span text:style-name="T18">8.</text:span><text:span text:style-name="T18">應多與他人交流與學習照護技巧</text:span></text:p>
              </text:list-item>
              <text:list-item>
                <text:p text:style-name="P18"><text:span text:style-name="T7">× </text:span><text:span text:style-name="T7">常見的迷思：家人失能、失智已夠讓人操煩的了，我只要盡力</text:span><text:span text:style-name="T18">照顧</text:span><text:span text:style-name="T7">他就好，不用跟別人說，而且跟別人說也沒有用。</text:span></text:p>
              </text:list-item>
              <text:list-item>
                <text:p text:style-name="P18"><text:span text:style-name="T7">○</text:span><text:span text:style-name="T7">合理的想法：我應該多多和有相同經驗的人交流，學習更多寶貴經驗。</text:span></text:p>
                <text:p text:style-name="P18"><text:span text:style-name="T7"/></text:p>
                <text:p text:style-name="P18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7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7"><text:span text:style-name="T16">9.</text:span><text:span text:style-name="T16">寫下照顧日誌，方便他人接手</text:span></text:p>
              </text:list-item>
              <text:list-item>
                <text:p text:style-name="P17"><text:span text:style-name="T10">× </text:span><text:span text:style-name="T10">常見的迷思：太累了，沒時間記</text:span><text:span text:style-name="T16">照顧</text:span><text:span text:style-name="T10">的細節，就算寫了，也沒人會看！</text:span></text:p>
              </text:list-item>
              <text:list-item>
                <text:p text:style-name="P17"><text:span text:style-name="T10">○</text:span><text:span text:style-name="T10">合理的想法：分享自己的</text:span><text:span text:style-name="T16">照顧</text:span><text:span text:style-name="T10">方法，可增加他人</text:span><text:span text:style-name="T16">照顧</text:span><text:span text:style-name="T10">的成功經驗，對失能、失智親人更好。</text:span></text:p>
              </text:list-item>
              <text:list-item>
                <text:p text:style-name="P17"><text:span text:style-name="T16">10.</text:span><text:span text:style-name="T16">在不影響照護工作下，應有正常的社交活動。</text:span></text:p>
              </text:list-item>
              <text:list-item>
                <text:p text:style-name="P17"><text:span text:style-name="T10">× </text:span><text:span text:style-name="T10">常見的迷思：在家人患病期間，我應該把自己所有事放下，等到以後再說。</text:span></text:p>
              </text:list-item>
              <text:list-item>
                <text:p text:style-name="P17"><text:span text:style-name="T10">○</text:span><text:span text:style-name="T10">合理的想法：即使須</text:span><text:span text:style-name="T16">照顧</text:span><text:span text:style-name="T10">患者，我也會在條件許可下，盡量維持我原有的社交圈及活動。</text:span></text:p>
                <text:p text:style-name="P17"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8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預設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4pt" fo:font-style="normal" fo:text-shadow="none" style:text-underline-style="none" fo:font-weight="normal" style:font-family-asian="標楷體" style:font-family-generic-asian="script" style:font-pitch-asian="fixed" style:font-size-asian="24pt" style:font-style-asian="normal" style:font-weight-asian="normal" style:font-family-complex="標楷體" style:font-family-generic-complex="script" style:font-pitch-complex="fixed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003366" fo:font-size="75%"/>
          </text:list-level-style-number>
          <text:list-level-style-bullet text:level="2" text:bullet-char="–">
            <style:list-level-properties text:space-before="1.27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預設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標楷體" style:font-family-generic="script" style:font-pitch="fixed" fo:font-size="36pt" fo:font-style="normal" fo:text-shadow="none" style:text-underline-style="none" fo:font-weight="bold" style:font-family-asian="標楷體" style:font-family-generic-asian="script" style:font-pitch-asian="fixed" style:font-size-asian="36pt" style:font-style-asian="normal" style:font-weight-asian="bold" style:font-family-complex="標楷體" style:font-family-generic-complex="script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36cm" fo:min-width="0cm" fo:wrap-option="wrap"/>
    </style:style>
    <style:style style:name="Mpr3" style:family="presentation" style:parent-style-name="預設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預設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預設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預設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language-asian="zh" style:country-asian="TW" style:font-size-complex="12pt"/>
    </style:style>
    <text:list-style style:name="M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1.611cm" svg:height="2.774cm" svg:x="2.317cm" svg:y="2.316cm" presentation:class="title" presentation:placeholder="true">
        <draw:text-box/>
      </draw:frame>
      <draw:frame presentation:style-name="預設-outline1" draw:layer="backgroundobjects" svg:width="21.37cm" svg:height="10.346cm" svg:x="2.328cm" svg:y="6.561cm" presentation:class="outline" presentation:placeholder="true">
        <draw:text-box/>
      </draw:frame>
      <draw:frame presentation:style-name="Mpr1" draw:layer="backgroundobjects" svg:width="5.918cm" svg:height="1.319cm" svg:x="6.773cm" svg:y="17.35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7cm" svg:height="1.319cm" svg:x="16.086cm" svg:y="17.356cm" presentation:class="footer">
        <draw:text-box>
          <text:p/>
        </draw:text-box>
      </draw:frame>
      <draw:frame presentation:style-name="Mpr2" draw:layer="backgroundobjects" svg:width="1.631cm" svg:height="1.359cm" svg:x="0.233cm" svg:y="17.338cm" presentation:class="page-number">
        <draw:text-box>
          <text:list text:style-name="ML2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5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 長期照護者家屬之心理負荷</dc:title>
    <meta:initial-creator>user</meta:initial-creator>
    <meta:creation-date>2004-10-13T22:19:36</meta:creation-date>
    <dc:creator>張簡稜剛 </dc:creator>
    <dc:date>2011-02-25T11:46:22.37</dc:date>
    <meta:editing-cycles>90</meta:editing-cycles>
    <meta:editing-duration>PT25H56M45S</meta:editing-duration>
    <meta:generator>OpenOffice.org/3.2$Win32 OpenOffice.org_project/320m18$Build-9502</meta:generator>
    <meta:document-statistic meta:object-count="145"/>
  </office:meta>
</office:document-meta>
</file>